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奇幻片</text:p>
          </table:table-cell>
          <table:covered-table-cell/>
          <table:table-cell table:style-name="ce1" office:value-type="string" calcext:value-type="string" table:number-columns-spanned="2" table:number-rows-spanned="1">
            <text:p>爱情片</text:p>
          </table:table-cell>
          <table:covered-table-cell/>
          <table:table-cell table:style-name="ce1" office:value-type="string" calcext:value-type="string" table:number-columns-spanned="2" table:number-rows-spanned="1">
            <text:p>喜剧片</text:p>
          </table:table-cell>
          <table:covered-table-cell/>
          <table:table-cell table:style-name="ce1" office:value-type="string" calcext:value-type="string" table:number-columns-spanned="2" table:number-rows-spanned="1">
            <text:p>艺术片</text:p>
          </table:table-cell>
          <table:covered-table-cell/>
          <table:table-cell table:style-name="ce1" office:value-type="string" calcext:value-type="string" table:number-columns-spanned="2" table:number-rows-spanned="1">
            <text:p>动画片</text:p>
          </table:table-cell>
          <table:covered-table-cell/>
          <table:table-cell table:style-name="ce1" office:value-type="string" calcext:value-type="string" table:number-columns-spanned="2" table:number-rows-spanned="1">
            <text:p>悬疑片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table:style-name="ce2" office:value-type="float" office:value="1485260" calcext:value-type="float">
            <text:p>1485260</text:p>
          </table:table-cell>
          <table:table-cell office:value-type="string" calcext:value-type="string">
            <text:p>本杰明·巴顿奇事</text:p>
          </table:table-cell>
          <table:table-cell office:value-type="float" office:value="1485260" calcext:value-type="float">
            <text:p>1485260</text:p>
          </table:table-cell>
          <table:table-cell office:value-type="string" calcext:value-type="string">
            <text:p>本杰明·巴顿奇事</text:p>
          </table:table-cell>
          <table:table-cell office:value-type="float" office:value="1862151" calcext:value-type="float">
            <text:p>1862151</text:p>
          </table:table-cell>
          <table:table-cell office:value-type="string" calcext:value-type="string">
            <text:p>疯狂的石头</text:p>
          </table:table-cell>
          <table:table-cell office:value-type="float" office:value="1787291" calcext:value-type="float">
            <text:p>1787291</text:p>
          </table:table-cell>
          <table:table-cell office:value-type="string" calcext:value-type="string">
            <text:p>被嫌弃的松子的一生</text:p>
          </table:table-cell>
          <table:table-cell office:value-type="float" office:value="1858711" calcext:value-type="float">
            <text:p>1858711</text:p>
          </table:table-cell>
          <table:table-cell office:value-type="string" calcext:value-type="string">
            <text:p>玩具总动员3</text:p>
          </table:table-cell>
          <table:table-cell table:style-name="ce2" office:value-type="float" office:value="1428175" calcext:value-type="float">
            <text:p>1428175</text:p>
          </table:table-cell>
          <table:table-cell office:value-type="string" calcext:value-type="string">
            <text:p>血钻</text:p>
          </table:table-cell>
        </table:table-row>
        <table:table-row table:style-name="ro1">
          <table:table-cell office:value-type="float" office:value="1652587" calcext:value-type="float">
            <text:p>1652587</text:p>
          </table:table-cell>
          <table:table-cell office:value-type="string" calcext:value-type="string">
            <text:p>阿凡达</text:p>
          </table:table-cell>
          <table:table-cell office:value-type="float" office:value="1849031" calcext:value-type="float">
            <text:p>1849031</text:p>
          </table:table-cell>
          <table:table-cell office:value-type="string" calcext:value-type="string">
            <text:p>当幸福来敲门</text:p>
          </table:table-cell>
          <table:table-cell office:value-type="float" office:value="1867345" calcext:value-type="float">
            <text:p>1867345</text:p>
          </table:table-cell>
          <table:table-cell office:value-type="string" calcext:value-type="string">
            <text:p>遗愿清单</text:p>
          </table:table-cell>
          <table:table-cell office:value-type="float" office:value="2053515" calcext:value-type="float">
            <text:p>2053515</text:p>
          </table:table-cell>
          <table:table-cell office:value-type="string" calcext:value-type="string">
            <text:p>曾经</text:p>
          </table:table-cell>
          <table:table-cell office:value-type="float" office:value="1865703" calcext:value-type="float">
            <text:p>1865703</text:p>
          </table:table-cell>
          <table:table-cell office:value-type="string" calcext:value-type="string">
            <text:p>红辣椒</text:p>
          </table:table-cell>
          <table:table-cell table:style-name="ce2" office:value-type="float" office:value="1438652" calcext:value-type="float">
            <text:p>1438652</text:p>
          </table:table-cell>
          <table:table-cell office:value-type="string" calcext:value-type="string">
            <text:p>无耻混蛋</text:p>
          </table:table-cell>
        </table:table-row>
        <table:table-row table:style-name="ro2">
          <table:table-cell table:style-name="ce3" office:value-type="float" office:value="1760622" calcext:value-type="float">
            <text:p>1760622</text:p>
          </table:table-cell>
          <table:table-cell office:value-type="string" calcext:value-type="string">
            <text:p>香水</text:p>
          </table:table-cell>
          <table:table-cell office:value-type="float" office:value="1959195" calcext:value-type="float">
            <text:p>1959195</text:p>
          </table:table-cell>
          <table:table-cell office:value-type="string" calcext:value-type="string">
            <text:p>忠犬八公物语</text:p>
          </table:table-cell>
          <table:table-cell office:value-type="float" office:value="1907966" calcext:value-type="float">
            <text:p>1907966</text:p>
          </table:table-cell>
          <table:table-cell office:value-type="string" calcext:value-type="string">
            <text:p>疯狂原始人</text:p>
          </table:table-cell>
          <table:table-cell office:value-type="float" office:value="2149806" calcext:value-type="float">
            <text:p>2149806</text:p>
          </table:table-cell>
          <table:table-cell office:value-type="string" calcext:value-type="string">
            <text:p>入殓师</text:p>
          </table:table-cell>
          <table:table-cell office:value-type="float" office:value="1907966" calcext:value-type="float">
            <text:p>1907966</text:p>
          </table:table-cell>
          <table:table-cell office:value-type="string" calcext:value-type="string">
            <text:p>疯狂原始人</text:p>
          </table:table-cell>
          <table:table-cell office:value-type="float" office:value="1578507" calcext:value-type="float">
            <text:p>1578507</text:p>
          </table:table-cell>
          <table:table-cell office:value-type="string" calcext:value-type="string">
            <text:p>谍影重重3</text:p>
          </table:table-cell>
        </table:table-row>
        <table:table-row table:style-name="ro1">
          <table:table-cell office:value-type="float" office:value="1793929" calcext:value-type="float">
            <text:p>1793929</text:p>
          </table:table-cell>
          <table:table-cell office:value-type="string" calcext:value-type="string">
            <text:p>达拉斯买家俱乐部</text:p>
          </table:table-cell>
          <table:table-cell office:value-type="float" office:value="2043546" calcext:value-type="float">
            <text:p>2043546</text:p>
          </table:table-cell>
          <table:table-cell office:value-type="string" calcext:value-type="string">
            <text:p>秒速5厘米</text:p>
          </table:table-cell>
          <table:table-cell office:value-type="float" office:value="2129039" calcext:value-type="float">
            <text:p>2129039</text:p>
          </table:table-cell>
          <table:table-cell office:value-type="string" calcext:value-type="string">
            <text:p>飞屋环游记</text:p>
          </table:table-cell>
          <table:table-cell office:value-type="float" office:value="3007773" calcext:value-type="float">
            <text:p>3007773</text:p>
          </table:table-cell>
          <table:table-cell office:value-type="string" calcext:value-type="string">
            <text:p>海盗电台</text:p>
          </table:table-cell>
          <table:table-cell office:value-type="float" office:value="2043546" calcext:value-type="float">
            <text:p>2043546</text:p>
          </table:table-cell>
          <table:table-cell office:value-type="string" calcext:value-type="string">
            <text:p>秒速5厘米</text:p>
          </table:table-cell>
          <table:table-cell table:style-name="ce3" office:value-type="float" office:value="1652587" calcext:value-type="float">
            <text:p>1652587</text:p>
          </table:table-cell>
          <table:table-cell table:style-name="ce3" office:value-type="string" calcext:value-type="string">
            <text:p>阿凡达</text:p>
          </table:table-cell>
        </table:table-row>
        <table:table-row table:style-name="ro1">
          <table:table-cell office:value-type="float" office:value="1851857" calcext:value-type="float">
            <text:p>1851857</text:p>
          </table:table-cell>
          <table:table-cell office:value-type="string" calcext:value-type="string">
            <text:p>蝙蝠侠：黑暗骑士</text:p>
          </table:table-cell>
          <table:table-cell office:value-type="float" office:value="2053515" calcext:value-type="float">
            <text:p>2053515</text:p>
          </table:table-cell>
          <table:table-cell office:value-type="string" calcext:value-type="string">
            <text:p>曾经</text:p>
          </table:table-cell>
          <table:table-cell office:value-type="float" office:value="2353023" calcext:value-type="float">
            <text:p>2353023</text:p>
          </table:table-cell>
          <table:table-cell office:value-type="string" calcext:value-type="string">
            <text:p>驯龙高手</text:p>
          </table:table-cell>
          <table:table-cell office:value-type="float" office:value="3217169" calcext:value-type="float">
            <text:p>3217169</text:p>
          </table:table-cell>
          <table:table-cell office:value-type="string" calcext:value-type="string">
            <text:p>勇士</text:p>
          </table:table-cell>
          <table:table-cell office:value-type="float" office:value="2129039" calcext:value-type="float">
            <text:p>2129039</text:p>
          </table:table-cell>
          <table:table-cell office:value-type="string" calcext:value-type="string">
            <text:p>飞屋环游记</text:p>
          </table:table-cell>
          <table:table-cell office:value-type="float" office:value="1760622" calcext:value-type="float">
            <text:p>1760622</text:p>
          </table:table-cell>
          <table:table-cell office:value-type="string" calcext:value-type="string">
            <text:p>香水</text:p>
          </table:table-cell>
        </table:table-row>
        <table:table-row table:style-name="ro1">
          <table:table-cell office:value-type="float" office:value="1858711" calcext:value-type="float">
            <text:p>1858711</text:p>
          </table:table-cell>
          <table:table-cell office:value-type="string" calcext:value-type="string">
            <text:p>玩具总动员3</text:p>
          </table:table-cell>
          <table:table-cell office:value-type="float" office:value="2131459" calcext:value-type="float">
            <text:p>2131459</text:p>
          </table:table-cell>
          <table:table-cell office:value-type="string" calcext:value-type="string">
            <text:p>机器人总动员</text:p>
          </table:table-cell>
          <table:table-cell office:value-type="float" office:value="3007773" calcext:value-type="float">
            <text:p>3007773</text:p>
          </table:table-cell>
          <table:table-cell office:value-type="string" calcext:value-type="string">
            <text:p>海盗电台</text:p>
          </table:table-cell>
          <table:table-cell office:value-type="float" office:value="3442220" calcext:value-type="float">
            <text:p>3442220</text:p>
          </table:table-cell>
          <table:table-cell office:value-type="string" calcext:value-type="string">
            <text:p>海豚湾</text:p>
          </table:table-cell>
          <table:table-cell office:value-type="float" office:value="2353023" calcext:value-type="float">
            <text:p>2353023</text:p>
          </table:table-cell>
          <table:table-cell office:value-type="string" calcext:value-type="string">
            <text:p>驯龙高手</text:p>
          </table:table-cell>
          <table:table-cell office:value-type="float" office:value="1780330" calcext:value-type="float">
            <text:p>1780330</text:p>
          </table:table-cell>
          <table:table-cell office:value-type="string" calcext:value-type="string">
            <text:p>致命魔术</text:p>
          </table:table-cell>
        </table:table-row>
        <table:table-row table:style-name="ro1">
          <table:table-cell office:value-type="float" office:value="1865703" calcext:value-type="float">
            <text:p>1865703</text:p>
          </table:table-cell>
          <table:table-cell office:value-type="string" calcext:value-type="string">
            <text:p>红辣椒</text:p>
          </table:table-cell>
          <table:table-cell office:value-type="float" office:value="2209573" calcext:value-type="float">
            <text:p>2209573</text:p>
          </table:table-cell>
          <table:table-cell office:value-type="string" calcext:value-type="string">
            <text:p>贫民窟的百万富翁</text:p>
          </table:table-cell>
          <table:table-cell office:value-type="float" office:value="3157605" calcext:value-type="float">
            <text:p>3157605</text:p>
          </table:table-cell>
          <table:table-cell office:value-type="string" calcext:value-type="string">
            <text:p>巴黎淘气帮</text:p>
          </table:table-cell>
          <table:table-cell office:value-type="float" office:value="3443389" calcext:value-type="float">
            <text:p>3443389</text:p>
          </table:table-cell>
          <table:table-cell office:value-type="string" calcext:value-type="string">
            <text:p>海洋</text:p>
          </table:table-cell>
          <table:table-cell office:value-type="float" office:value="2363506" calcext:value-type="float">
            <text:p>2363506</text:p>
          </table:table-cell>
          <table:table-cell office:value-type="string" calcext:value-type="string">
            <text:p>地球上的星星</text:p>
          </table:table-cell>
          <table:table-cell office:value-type="float" office:value="1865703" calcext:value-type="float">
            <text:p>1865703</text:p>
          </table:table-cell>
          <table:table-cell office:value-type="string" calcext:value-type="string">
            <text:p>红辣椒</text:p>
          </table:table-cell>
        </table:table-row>
        <table:table-row table:style-name="ro1">
          <table:table-cell office:value-type="float" office:value="1889243" calcext:value-type="float">
            <text:p>1889243</text:p>
          </table:table-cell>
          <table:table-cell office:value-type="string" calcext:value-type="string">
            <text:p>星际穿越</text:p>
          </table:table-cell>
          <table:table-cell office:value-type="float" office:value="2213597" calcext:value-type="float">
            <text:p>2213597</text:p>
          </table:table-cell>
          <table:table-cell office:value-type="string" calcext:value-type="string">
            <text:p>朗读者</text:p>
          </table:table-cell>
          <table:table-cell office:value-type="float" office:value="3287562" calcext:value-type="float">
            <text:p>3287562</text:p>
          </table:table-cell>
          <table:table-cell office:value-type="string" calcext:value-type="string">
            <text:p>神偷奶爸</text:p>
          </table:table-cell>
          <table:table-cell table:number-columns-repeated="2"/>
          <table:table-cell office:value-type="float" office:value="3072124" calcext:value-type="float">
            <text:p>3072124</text:p>
          </table:table-cell>
          <table:table-cell office:value-type="string" calcext:value-type="string">
            <text:p>玛丽和马克思</text:p>
          </table:table-cell>
          <table:table-cell office:value-type="float" office:value="1889243" calcext:value-type="float">
            <text:p>1889243</text:p>
          </table:table-cell>
          <table:table-cell office:value-type="string" calcext:value-type="string">
            <text:p>星际穿越</text:p>
          </table:table-cell>
        </table:table-row>
        <table:table-row table:style-name="ro1">
          <table:table-cell office:value-type="float" office:value="1905462" calcext:value-type="float">
            <text:p>1905462</text:p>
          </table:table-cell>
          <table:table-cell office:value-type="string" calcext:value-type="string">
            <text:p>荒野生存</text:p>
          </table:table-cell>
          <table:table-cell office:value-type="float" office:value="2365260" calcext:value-type="float">
            <text:p>2365260</text:p>
          </table:table-cell>
          <table:table-cell office:value-type="string" calcext:value-type="string">
            <text:p>爱在暹罗</text:p>
          </table:table-cell>
          <table:table-cell office:value-type="float" office:value="3319755" calcext:value-type="float">
            <text:p>3319755</text:p>
          </table:table-cell>
          <table:table-cell office:value-type="string" calcext:value-type="string">
            <text:p>怦然心动</text:p>
          </table:table-cell>
          <table:table-cell table:number-columns-repeated="2"/>
          <table:table-cell office:value-type="float" office:value="3157605" calcext:value-type="float">
            <text:p>3157605</text:p>
          </table:table-cell>
          <table:table-cell office:value-type="string" calcext:value-type="string">
            <text:p>巴黎淘气帮</text:p>
          </table:table-cell>
          <table:table-cell office:value-type="float" office:value="1900841" calcext:value-type="float">
            <text:p>1900841</text:p>
          </table:table-cell>
          <table:table-cell office:value-type="string" calcext:value-type="string">
            <text:p>窃听风暴</text:p>
          </table:table-cell>
        </table:table-row>
        <table:table-row table:style-name="ro1">
          <table:table-cell office:value-type="float" office:value="1929463" calcext:value-type="float">
            <text:p>1929463</text:p>
          </table:table-cell>
          <table:table-cell office:value-type="string" calcext:value-type="string">
            <text:p>少年派的奇幻漂流</text:p>
          </table:table-cell>
          <table:table-cell office:value-type="float" office:value="3011091" calcext:value-type="float">
            <text:p>3011091</text:p>
          </table:table-cell>
          <table:table-cell office:value-type="string" calcext:value-type="string">
            <text:p>忠犬八公的故事</text:p>
          </table:table-cell>
          <table:table-cell table:number-columns-repeated="4"/>
          <table:table-cell office:value-type="float" office:value="3287562" calcext:value-type="float">
            <text:p>3287562</text:p>
          </table:table-cell>
          <table:table-cell office:value-type="string" calcext:value-type="string">
            <text:p>神偷奶爸</text:p>
          </table:table-cell>
          <table:table-cell office:value-type="float" office:value="1905462" calcext:value-type="float">
            <text:p>1905462</text:p>
          </table:table-cell>
          <table:table-cell office:value-type="string" calcext:value-type="string">
            <text:p>荒野生存</text:p>
          </table:table-cell>
        </table:table-row>
        <table:table-row table:style-name="ro1">
          <table:table-cell office:value-type="float" office:value="1937946" calcext:value-type="float">
            <text:p>1937946</text:p>
          </table:table-cell>
          <table:table-cell office:value-type="string" calcext:value-type="string">
            <text:p>穿越时空的少女</text:p>
          </table:table-cell>
          <table:table-cell office:value-type="float" office:value="3072124" calcext:value-type="float">
            <text:p>3072124</text:p>
          </table:table-cell>
          <table:table-cell office:value-type="string" calcext:value-type="string">
            <text:p>玛丽和马克思</text:p>
          </table:table-cell>
          <table:table-cell table:number-columns-repeated="6"/>
          <table:table-cell office:value-type="float" office:value="1907966" calcext:value-type="float">
            <text:p>1907966</text:p>
          </table:table-cell>
          <table:table-cell office:value-type="string" calcext:value-type="string">
            <text:p>疯狂原始人</text:p>
          </table:table-cell>
        </table:table-row>
        <table:table-row table:style-name="ro1">
          <table:table-cell office:value-type="float" office:value="2131459" calcext:value-type="float">
            <text:p>2131459</text:p>
          </table:table-cell>
          <table:table-cell office:value-type="string" calcext:value-type="string">
            <text:p>机器人总动员</text:p>
          </table:table-cell>
          <table:table-cell office:value-type="float" office:value="3319755" calcext:value-type="float">
            <text:p>3319755</text:p>
          </table:table-cell>
          <table:table-cell office:value-type="string" calcext:value-type="string">
            <text:p>怦然心动</text:p>
          </table:table-cell>
          <table:table-cell table:number-columns-repeated="6"/>
          <table:table-cell office:value-type="float" office:value="1929463" calcext:value-type="float">
            <text:p>1929463</text:p>
          </table:table-cell>
          <table:table-cell office:value-type="string" calcext:value-type="string">
            <text:p>少年派的奇幻漂流</text:p>
          </table:table-cell>
        </table:table-row>
        <table:table-row table:style-name="ro1">
          <table:table-cell office:value-type="float" office:value="2300586" calcext:value-type="float">
            <text:p>2300586</text:p>
          </table:table-cell>
          <table:table-cell office:value-type="string" calcext:value-type="string">
            <text:p>这个男人来自地球</text:p>
          </table:table-cell>
          <table:table-cell table:number-columns-repeated="8"/>
          <table:table-cell office:value-type="float" office:value="1937946" calcext:value-type="float">
            <text:p>1937946</text:p>
          </table:table-cell>
          <table:table-cell office:value-type="string" calcext:value-type="string">
            <text:p>穿越时空的少女</text:p>
          </table:table-cell>
        </table:table-row>
        <table:table-row table:style-name="ro1">
          <table:table-cell office:value-type="float" office:value="2353023" calcext:value-type="float">
            <text:p>2353023</text:p>
          </table:table-cell>
          <table:table-cell office:value-type="string" calcext:value-type="string">
            <text:p>驯龙高手</text:p>
          </table:table-cell>
          <table:table-cell table:number-columns-repeated="8"/>
          <table:table-cell office:value-type="float" office:value="1978709" calcext:value-type="float">
            <text:p>1978709</text:p>
          </table:table-cell>
          <table:table-cell office:value-type="string" calcext:value-type="string">
            <text:p>黑天鹅</text:p>
          </table:table-cell>
        </table:table-row>
        <table:table-row table:style-name="ro1">
          <table:table-cell office:value-type="float" office:value="3073124" calcext:value-type="float">
            <text:p>3073124</text:p>
          </table:table-cell>
          <table:table-cell office:value-type="string" calcext:value-type="string">
            <text:p>月球</text:p>
          </table:table-cell>
          <table:table-cell table:number-columns-repeated="8"/>
          <table:table-cell office:value-type="float" office:value="2297265" calcext:value-type="float">
            <text:p>2297265</text:p>
          </table:table-cell>
          <table:table-cell office:value-type="string" calcext:value-type="string">
            <text:p>浪潮</text:p>
          </table:table-cell>
        </table:table-row>
        <table:table-row table:style-name="ro1">
          <table:table-cell office:value-type="float" office:value="3075287" calcext:value-type="float">
            <text:p>3075287</text:p>
          </table:table-cell>
          <table:table-cell office:value-type="string" calcext:value-type="string">
            <text:p>源代码</text:p>
          </table:table-cell>
          <table:table-cell table:number-columns-repeated="8"/>
          <table:table-cell office:value-type="float" office:value="2334904" calcext:value-type="float">
            <text:p>2334904</text:p>
          </table:table-cell>
          <table:table-cell office:value-type="string" calcext:value-type="string">
            <text:p>禁闭岛</text:p>
          </table:table-cell>
        </table:table-row>
        <table:table-row table:style-name="ro1">
          <table:table-cell office:value-type="float" office:value="3395373" calcext:value-type="float">
            <text:p>3395373</text:p>
          </table:table-cell>
          <table:table-cell office:value-type="string" calcext:value-type="string">
            <text:p>蝙蝠侠：黑暗骑士崛起</text:p>
          </table:table-cell>
          <table:table-cell table:number-columns-repeated="8"/>
          <table:table-cell office:value-type="float" office:value="3008247" calcext:value-type="float">
            <text:p>3008247</text:p>
          </table:table-cell>
          <table:table-cell office:value-type="string" calcext:value-type="string">
            <text:p>穿条纹睡衣的男孩</text:p>
          </table:table-cell>
        </table:table-row>
        <table:table-row table:style-name="ro1">
          <table:table-cell office:value-type="float" office:value="3541415" calcext:value-type="float">
            <text:p>3541415</text:p>
          </table:table-cell>
          <table:table-cell office:value-type="string" calcext:value-type="string">
            <text:p>盗墓空间</text:p>
          </table:table-cell>
          <table:table-cell table:number-columns-repeated="8"/>
          <table:table-cell office:value-type="float" office:value="3011051" calcext:value-type="float">
            <text:p>3011051</text:p>
          </table:table-cell>
          <table:table-cell office:value-type="string" calcext:value-type="string">
            <text:p>恐怖游轮</text:p>
          </table:table-cell>
        </table:table-row>
        <table:table-row table:style-name="ro1">
          <table:table-cell table:number-columns-repeated="10"/>
          <table:table-cell office:value-type="float" office:value="3011235" calcext:value-type="float">
            <text:p>3011235</text:p>
          </table:table-cell>
          <table:table-cell office:value-type="string" calcext:value-type="string">
            <text:p>哈利·波特与死亡圣器(下)</text:p>
          </table:table-cell>
        </table:table-row>
        <table:table-row table:style-name="ro1">
          <table:table-cell table:number-columns-repeated="10"/>
          <table:table-cell office:value-type="float" office:value="3073124" calcext:value-type="float">
            <text:p>3073124</text:p>
          </table:table-cell>
          <table:table-cell office:value-type="string" calcext:value-type="string">
            <text:p>月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00/00/00</text:date>, <text:time style:data-style-name="N2" text:time-value="12:18:34.94055782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4:58:12.765423662</meta:creation-date>
    <dc:date>2018-01-28T12:05:46.474017285</dc:date>
    <meta:editing-duration>PT19H50M3S</meta:editing-duration>
    <meta:editing-cycles>1</meta:editing-cycles>
    <meta:generator>LibreOffice/5.3.1.2$Linux_X86_64 LibreOffice_project/30m0$Build-2</meta:generator>
    <meta:document-statistic meta:table-count="1" meta:cell-count="170" meta:object-count="0"/>
  </office:meta>
</office:document-meta>
</file>